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aa774" officeooo:paragraph-rsid="001d9c4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aa774" officeooo:paragraph-rsid="0020915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8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eb1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P4"/>
      <text:p text:style-name="P5"><text:span text:style-name="T2">Le: </text:span><text:span text:style-name="T2"><text:text-input text:description="&lt;formatLang(o.meeting_id.datewotime,date=True)&gt;">&lt;formatLang(o.meeting_id.datewotime,date=True)&gt;</text:text-input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7"><text:text-input text:description="&lt;o.partner_id.title.name&gt;">&lt;o.partner_id.title.name&gt;</text:text-input>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7"><text:text-input text:description="&lt;if test=&quot;o.honorific is True&quot;&gt;">&lt;if test="o.honorific is True"&gt;</text:text-input></text:p>
      <text:p text:style-name="P7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7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7"><text:text-input text:description="&lt;/if&gt;">&lt;/if&gt;</text:text-input></text:p>
      <text:p text:style-name="P7"><text:text-input text:description="&lt;/if&gt;">&lt;/if&gt;</text:text-input></text:p>
      <text:p text:style-name="P7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7"><text:soft-page-break/>Je fais suite à votre consultation de ce jour.</text:p>
      <text:p text:style-name="P7"><text:text-input text:description="&lt;/if&gt;">&lt;/if&gt;</text:text-input></text:p>
      <text:p text:style-name="P7"><text:text-input text:description="&lt;if test=&quot;o.receiver_partner is False&quot;&gt;">&lt;if test="o.receiver_partner is False"&gt;</text:text-input></text:p>
      <text:p text:style-name="P7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 pour :</text:p>
      <text:p text:style-name="P7"><text:text-input text:description="&lt;/if&gt;">&lt;/if&gt;</text:text-input></text:p>
      <text:p text:style-name="P7"><text:text-input text:description="&lt;o.meeting_id.chief_complaint&gt;">&lt;o.meeting_id.chief_complaint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7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2">TO OD: <text:text-input text:description="&lt;line.iop_od&gt;">&lt;line.iop_od&gt;</text:text-input></text:p>
      <text:p text:style-name="P2">TO OG:<text:text-input text:description="&lt;line.iop_os&gt;">&lt;line.iop_os&gt;</text:text-input></text:p>
      <text:p text:style-name="P2"><text:text-input text:description="&lt;/for&gt;">&lt;/for&gt;</text:text-input></text:p>
      <text:p text:style-name="P2">L'examen au biomicroscope indirect à la lentille Volk Superfield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2"><text:text-input text:description="&lt;/for&gt;">&lt;/for&gt;</text:text-input></text:p>
      <text:p text:style-name="P2"/>
      <text:p text:style-name="P6"><text:span text:style-name="T1">Comme </text:span><text:span text:style-name="T1"><text:text-input text:description="&lt;if test=&quot;o.honorific is True&quot;&gt;">&lt;if test="o.honorific is True"&gt;</text:text-input></text:span><text:span text:style-name="T1">vous le verrez</text:span><text:span text:style-name="T1"><text:text-input text:description="&lt;/if&gt;">&lt;/if&gt;</text:text-input></text:span><text:span text:style-name="T1"><text:text-input text:description="&lt;if test=&quot;o.honorific is False&quot;&gt;">&lt;if test="o.honorific is False"&gt;</text:text-input></text:span><text:span text:style-name="T1">tu le verras </text:span><text:span text:style-name="T1"><text:text-input text:description="&lt;/if&gt;">&lt;/if&gt;</text:text-input></text:span><text:span text:style-name="T1"> sur les clichés, </text:span><text:span text:style-name="T1"><text:text-input text:description="&lt;if test=&quot;o.receiver_partner is False&quot;&gt;">&lt;if test="o.receiver_partner is False"&gt;</text:text-input></text:span><text:span text:style-name="T1"><text:text-input text:description="&lt;if test=&quot;o.partner_id.gender =='M'&quot;&gt;">&lt;if test="o.partner_id.gender =='M'"&gt;</text:text-input></text:span><text:span text:style-name="T1">il présente :</text:span><text:span text:style-name="T1"><text:text-input text:description="&lt;/if&gt;">&lt;/if&gt;</text:text-input></text:span><text:span text:style-name="T1"><text:text-input text:description="&lt;if test=&quot;o.partner_id.gender =='F'&quot;&gt;">&lt;if test="o.partner_id.gender =='F'"&gt;</text:text-input></text:span><text:span text:style-name="T1">elle présente :</text:span><text:span text:style-name="T1"><text:text-input text:description="&lt;/if&gt;">&lt;/if&gt;</text:text-input></text:span><text:span text:style-name="T1"><text:text-input text:description="&lt;/if&gt;">&lt;/if&gt;</text:text-input></text:span><text:span text:style-name="T1"><text:text-input text:description="&lt;if test=&quot;o.receiver_partner is True&quot;&gt;">&lt;if test="o.receiver_partner is True"&gt;</text:text-input></text:span><text:span text:style-name="T1">vous présentez :</text:span><text:span text:style-name="T1"><text:text-input text:description="&lt;/if&gt;">&lt;/if&gt;</text:text-input></text:span></text:p>
      <text:p text:style-name="P6">OD<text:span text:style-name="T1"> : Cartographie d'épaisseur rétinienne moyenne à </text:span><text:span text:style-name="T1"><text:text-input text:description="&lt;o.retinal_thickness_or&gt;">&lt;o.retinal_thickness_or&gt;</text:text-input></text:span><text:span text:style-name="T1"> µm</text:span><text:span text:style-name="T1"><text:text-input text:description="&lt;if test=&quot;o.center_thickness_or!=0&quot;&gt;">&lt;if test="o.center_thickness_or"&gt;</text:text-input></text:span><text:span text:style-name="T1"> et centro-fovéolaire à </text:span><text:span text:style-name="T1"><text:text-input text:description="&lt;o.center_thickness_or&gt;">&lt;o.center_thickness_or&gt;</text:text-input></text:span><text:span text:style-name="T1"> µm</text:span><text:span text:style-name="T1"><text:text-input text:description="&lt;/if&gt;">&lt;/if&gt;</text:text-input></text:span><text:span text:style-name="T1">.</text:span></text:p>
      <text:p text:style-name="P2"><text:text-input text:description="&lt;o.mac_or&gt;">&lt;o.mac_or&gt;</text:text-input></text:p>
      <text:p text:style-name="P2"><text:text-input text:description="&lt;o.rnfl_or&gt;">&lt;o.rnfl_or&gt;</text:text-input></text:p>
      <text:p text:style-name="P6">OG<text:span text:style-name="T1"> : Cartographie d'épaisseur rétinienne moyenne à </text:span><text:span text:style-name="T1"><text:text-input text:description="&lt;o.retinal_thickness_os&gt;">&lt;o.retinal_thickness_os&gt;</text:text-input></text:span><text:span text:style-name="T1"> µm</text:span><text:span text:style-name="T1"><text:text-input text:description="&lt;if test=&quot;o.center_thickness_os!=0&quot;&gt;">&lt;if test="o.center_thickness_or"&gt;</text:text-input></text:span><text:span text:style-name="T1"> et centro-fovéolaire à </text:span><text:span text:style-name="T1"><text:text-input text:description="&lt;o.center_thickness_os&gt;">&lt;o.center_thickness_os&gt;</text:text-input></text:span><text:span text:style-name="T1"> µm</text:span><text:span text:style-name="T1"><text:text-input text:description="&lt;/if&gt;">&lt;/if&gt;</text:text-input></text:span><text:span text:style-name="T1">.</text:span></text:p>
      <text:p text:style-name="P2"><text:text-input text:description="&lt;o.mac_os&gt;">&lt;o.mac_os&gt;</text:text-input></text:p>
      <text:p text:style-name="P2"><text:text-input text:description="&lt;o.rnfl_os&gt;">&lt;o.rnfl_os&gt;</text:text-input></text:p>
      <text:p text:style-name="P6">Au total :</text:p>
      <text:p text:style-name="P6">OD <text:span text:style-name="T1">: </text:span><text:span text:style-name="T1"><text:text-input text:description="&lt;o.ccoct_or&gt;">&lt;o.ccoct_or&gt;</text:text-input></text:span></text:p>
      <text:p text:style-name="P6">OG<text:span text:style-name="T1">: </text:span><text:span text:style-name="T1"><text:text-input text:description="&lt;o.ccoct_os&gt;">&lt;o.ccoct_os&gt;</text:text-input></text:span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soft-page-break/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/>
      <text:p text:style-name="P2"><text:text-input text:description="&lt;if test=&quot;o.dictate_wpatient is True&quot;&gt;">&lt;if test="o.dictate_wpatient is True"&gt;</text:text-input>Dicté en la présence du patient<text:text-input text:description="&lt;/if&gt;">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4.3.3.2$Linux_X86_64 LibreOffice_project/430m0$Build-2</meta:generator>
    <dc:date>2018-03-29T15:34:47.130877346</dc:date>
    <meta:editing-duration>P1DT1H49M56S</meta:editing-duration>
    <meta:editing-cycles>192</meta:editing-cycles>
    <dc:creator>L. FRANCOIS</dc:creator>
    <meta:document-statistic meta:table-count="2" meta:image-count="0" meta:object-count="0" meta:page-count="3" meta:paragraph-count="86" meta:word-count="711" meta:character-count="3892" meta:non-whitespace-character-count="3618"/>
  </office:meta>
</office:document-meta>
</file>